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6.188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166de2"/>
    </style:style>
    <style:style style:name="P6" style:family="paragraph" style:parent-style-name="Normal">
      <style:paragraph-properties fo:margin-left="0cm" fo:margin-right="0cm" fo:text-indent="0.635cm" style:auto-text-indent="false" fo:break-before="page"/>
      <style:text-properties officeooo:paragraph-rsid="00166de2"/>
    </style:style>
    <style:style style:name="P7" style:family="paragraph" style:parent-style-name="Normal">
      <style:paragraph-properties fo:margin-left="0cm" fo:margin-right="0cm" fo:text-indent="0cm" style:auto-text-indent="false"/>
      <style:text-properties officeooo:paragraph-rsid="00166de2"/>
    </style:style>
    <style:style style:name="P8" style:family="paragraph" style:parent-style-name="Normal">
      <style:text-properties officeooo:paragraph-rsid="00166de2"/>
    </style:style>
    <style:style style:name="P9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 AL EN I DE VENARUM ARTE.<text:line-break/>RIARVMQVE DISSECTIONE<text:line-break/>LIBER.<text:bookmark-end text:name="bookmark0"/></text:h>
      <text:h text:style-name="Heading_20_2" text:outline-level="2">Cap. I. </text:h>
      <text:p text:style-name="P5">Compendium de venarum et arteriarum<text:line-break/>dissectione, carissime Antisthene^, quo a me donati V0-<text:line-break/>luisti ad memoriam confirmandam eorum, quae ipse in<text:line-break/>simiae corpore demonstrari spectasses, hoc libro confeci,<text:line-break/>Exactior autem non harum modo, sed omnium reliqua-<text:line-break/>rum partium narratio libris continetur, quos de admini-<text:line-break/>strutionibus anatomicis inscripsimus. Nunc itaque, quo<text:line-break/>etiam dilucidus evadat sermo, cogitatione volo comple-<text:line-break/>ctaris arboris quendam truncum, qui parte quidem rufe-</text:p>
      <text:p text:style-name="P2">riore in multas radices, superiore in numerosam ramo-<text:line-break/>tum sobolem sudatur. Ita enim non unus tamen Hippo-<text:line-break/>crates, fied et qui tempore posteriores anatomici fama<text:line-break/>celeberrimi extiterunt, assimilant. Igitur quae in ven-<text:line-break/>trem et intestina deferuntur venae, .proportione radici-<text:line-break/>bus respondent; ea vero,- quam tum jecorariam tum ca-<text:line-break/>vam appellant, quidam veluti truncus est omnium quae<text:line-break/>toto corpore sparguntur venarum. Eadem etiam ratione<text:line-break/>arteriae, quarum origo est a corde : quae namque ex ile<text:line-break/>lis fparsa ramorum ferie pulmones petunt, radicum ima-<text:line-break/>.ginem ostendunt; quam vero. Aristoteles aortam, alii ar-<text:line-break/>teriam magnam vocant,. ea etiam caudicis in arbore pr<text:span text:style-name="Default_20_Paragraph_20_Font"><text:span text:style-name="T1">o-<text:line-break/></text:span></text:span>portionem subit. Principio igitur septem <text:span text:style-name="Default_20_Paragraph_20_Font"><text:span text:style-name="T1">venarum</text:span></text:span> te<text:line-break/>commonere volo, quae ad ventrem pertinentes uno ex<text:line-break/>principio omnes prodeunt, cava nimirum jecoris parte,<text:line-break/>quam portas vocant. Hinc enim exorte magna quaedam<text:line-break/>vena porrigitur obliqua tum ad inferiores, tum ad alias<text:line-break/>animantis partes , juxta medium potissimum ejus lutestini<text:line-break/>duodeni, quod Herophilus ecpbysin appellat; ita enim</text:p>
      <text:p text:style-name="P6">ille appellat principium intestini prius, quam lu antra-.<text:line-break/>ctus orbesque convolvatur.. Sane eo primum brevem<text:line-break/>quandam venam mittit, quae in. nounullis sola apparet,<text:line-break/>ut plurimum autem aliis comitata capillorum modo prae-<text:line-break/>tenuibus, quae tum ad. ecphysiu tendunt, tum ad pan-<text:line-break/>creas,<text:span text:style-name="Default_20_Paragraph_20_Font"><text:span text:style-name="T1">r</text:span></text:span> quod aliqui callicreas vocant; id autem glandula<text:line-break/>est fubstiata arteriis venisque, quae ea parte in ramos<text:line-break/>finduntur. Tum alia quaedam ad:pyloron assurgens par-<text:line-break/>va vena toti, quae. et circa ipsum et. ante est, ventri-.<text:line-break/>cusi parti distribuitur. Ex ramis autem. insignibus a ve-.<text:line-break/>na, quae ad portas jecoris existit, procurrentibus primus<text:line-break/>quidem est, qui ad concavum ventris fertur,. alter, qui<text:line-break/>ad lienem. lu aliquibus sane simiis ramus quidem est<text:line-break/>unicus , fed statim ab exortu bifariam scinditur , et parte</text:p>
      <text:p text:style-name="P7">quidem ama ventrem, altera lienem adit. Et sane, quum<text:line-break/>duae sint venae, ipsae etiam tunc in exortu mutuo se<text:line-break/>contingunt. Quae igitur ad concavum ventriculi tendit,<text:line-break/>propius pyloron nascitur . sic autem inferius extremum</text:p>
      <text:p text:style-name="P2">ventriculi appellatur, quod in dextris prope jecur filum<text:line-break/>habet; nam in his animantibus oblique satis positus<text:line-break/>venter esu Sed enim ad ipsum ventriculi concavum<text:line-break/>non aequaliter ramos mittit ve<text:span text:style-name="Default_20_Paragraph_20_Font"><text:span text:style-name="T1">n</text:span></text:span>a haec. Quandoquidem<text:line-break/>id omne ventriculi, quod ad sinistram est, usque ad gu-<text:line-break/>lae exortum aliae amplectuntur venae ex ea ductae, quae<text:line-break/>ad lienem porrigitur. Haec enim parva satis est, mul-<text:line-break/>tasqne in itinere pilorum modo graciles venas in pan-<text:line-break/>creas .edit, quumque jam prope lienem ..pervenerit, infi-<text:line-break/>gnem ramum ad concava ventris mittit; quae porro<text:line-break/>ipfius pars lienem adit, circa ejus maxime medium situm .<text:line-break/>habet; deinde inibi in ramos scissa, toti visceri, qua est<text:line-break/>concavum, elatior expanditur, multis in ipsum. veluti ra-<text:line-break/>dicibus insita. Nec vero hic tota in ramos exhauritur,-<text:line-break/>sed satis notabili <text:span text:style-name="Default_20_Paragraph_20_Font"><text:span text:style-name="T1">magnitudine</text:span></text:span> ipsius extrema sunt utra-<text:line-break/>que. . Eorum itaque alterum a lienis capite ad gibba<text:line-break/>ventriculi subit, alterum ex imo ad partem sinisteriorem<text:line-break/>omenti, quod sane epiploum five epiplum dicas, nihil</text:p>
      <text:p text:style-name="P2">interest. Et haec. quidem fere rtasuabent. Nonnunquam .<text:line-break/>vero, quanquam id rarius, priusquam ad splenis caput.<text:line-break/>pertingat, magna vena ad ventris gibba attollitur, ramos<text:line-break/>ex se tum ad reliquum splenem tum vero ad concava<text:line-break/>ventris usque ad ipsius os emittens. Tertia ab eis, .quas<text:line-break/>memoravimus , ex magna vena nascitur, eodem quo illae. .<text:line-break/>modo ad partem sinistram extremum magnorum infesti-<text:line-break/>nurum mesenterium ad sudem usque complexa; quem-<text:line-break/>admodum et post hanc alia quaedam a dextris . partibus<text:line-break/>ex eadem magna vena. prope pylorum enata ad gibbum<text:line-break/>ventriculi ascendit; a qua subeunte propagines ad. omenti<text:line-break/>ipfius dexteriorem partem existunt, fitum quam maxime<text:line-break/>fieri potest ei contrarium habentes, quam paulo ante ad<text:line-break/>omentum ipsum de lienis. infima parte ferri diximus.<text:line-break/>Quin etiam post hanc alia quoque ex vena mag<text:span text:style-name="Default_20_Paragraph_20_Font"><text:span text:style-name="T1">n</text:span></text:span>a ori-<text:line-break/>tur in ipfius latere dextro, in coli intestini mesenterium<text:line-break/>inibi positum discissa... Jam totum venae reliquum, quam.<text:line-break/>a. portis oriri diximus, ad medium duorum dictorum</text:p>
      <text:p text:style-name="P2">mesenteriorum pervenit. Id autem quoque plurimas sa-<text:line-break/>ne venas habet; et in ieiunum primum, deinde lu omne<text:line-break/>deinceps tenue intestinum fissura multiplici dividitur.<text:line-break/>Postrema vero ejus pars tum caecum intestinum comple-<text:line-break/>utitur, tum quandam exiguam coli partem, qua .ipsum<text:line-break/>caeco adnectitur. Ad hunc sane modum- venae illius;<text:line-break/>quae a portis prodit, in intestina, splenem et ventricu-<text:line-break/>lum distributio perficitur. Quinetiam omnes omento in-<text:line-break/>textae. venae ab eisdem ipsis venis propagantur; - illae<text:line-break/>quidem, quae tum in sinistris, tum in dextris ipsius sunt<text:line-break/>partibus, sicut paulo ante ostendimus. Quae autem an-<text:line-break/>teriorem mediam que ejus regionem obtinent, ex illis<text:line-break/>oriuntur, quae gibbas ventriculi partes perreptant, Po-<text:line-break/>stremo, quae subjectum huic regionem obtinent, quae exi-<text:line-break/>guae omnino sunt, ab iis o<text:span text:style-name="Default_20_Paragraph_20_Font"><text:span text:style-name="T1">r</text:span></text:span>tum habent, quas ad concava<text:line-break/>ventriculi porrigi diximus. Jam illud meminisse te volo,<text:line-break/>venarum ventriculi gibbum complectentium, quae, ut mo-<text:line-break/>do dixi, duae sunt, extrema sese mutuo contingere, et<text:line-break/>illarum utramque quibusdam membranis insidentem ela-</text:p>
      <text:p text:style-name="P2">tiorem per ventriculi gibbum circumire. Dissimili plane<text:line-break/>ab iis modo fe habent concavae partis Venae: eae siqui-<text:line-break/>dem contra ventriculum exortae corpori ipsius annectun-<text:line-break/>tur atque insident. At vero lienis vena similiter, ut<text:line-break/>gibbarum ventriculi partium venae, membranis fulta<text:line-break/>concavum omne pervadit. Sunt autem et aliae venae<text:line-break/>in tenuiorum intestinorum medio me<text:span text:style-name="Default_20_Paragraph_20_Font"><text:span text:style-name="T1">s</text:span></text:span>enterio, quae ad<text:line-break/>glandulas quasdam ea regione positas pertinent. Quin<text:line-break/>etiam ab eadem magna vena, quae ad portas est jccoris,<text:line-break/>cujus <text:span text:style-name="Default_20_Paragraph_20_Font"><text:span text:style-name="T1">s</text:span></text:span>oboles funt omnes modo memoratae, aliae quoque<text:line-break/>quaedam producuntur jecinoris fibris numero pares; in<text:line-break/>singulas enim singulae dividuntur. itaque per venas,<text:line-break/>quae tum ad ventriculmn, tum ad intestina descendunt,<text:line-break/>ad has ipsas portas cibus ascendit; eoque mihi locum ita<text:line-break/>videntur antiqui nominasse; hinc vero per venas ad<text:line-break/>ipsius fibras pertinentes in totum jecur permanat.</text:p>
      <text:h text:style-name="Heading_20_2" text:outline-level="2">Cap. li. </text:h>
      <text:p text:style-name="P8">Inde vero rursum in alias assumitur ve-</text:p>
      <text:p text:style-name="P2">nas , per gibbam quidem jecinoris partem dispersas , eae-<text:line-break/>torum a maxima alia vena ortas, quam ob id ipsum ca-<text:line-break/>vam nominant. Ab ea etiam aliae propagantur, quae in<text:line-break/>omnes corporis partes sanguinem derivant. A secure<text:line-break/>enim utrinque prolapsa, sursum quidem per septum trans-<text:line-break/>versum ad cor attollitur, deorsum Vero in spinam dorsi<text:line-break/>deflectitur, atque inibi super magnam defertur arteriam,<text:line-break/>quae a corde progignitur paulo altius, quam est septum<text:line-break/>transversum. Jam vero venae ab ea, quae sursum tendit,<text:line-break/>oriuntur istae: prima ad ipsum septum transversum con-<text:line-break/>jugatio ; deinde capillaceae permultae , tum in thoracem<text:line-break/>intercipientes membranas, tum in tunicam pericardium.<text:line-break/>Post illas alia satis notabilis in dextram cordis aurem<text:line-break/>fertur; ab aure mox in sinum ejus dextrum eundem que<text:line-break/>magnum; atque inde alia eandem cum arteriis tunicam<text:line-break/>habens in pulmones. Quin etiam alia quaedam per-<text:line-break/>quam exigua per exteriorem cordis superficiem in to-<text:line-break/>tum ejus visceris corpus spargitur. Eodem autem mode</text:p>
      <text:p text:style-name="P2">in plurimis quidem animantium ad thoracis sinistras par-<text:line-break/>tus fertu<text:span text:style-name="Default_20_Paragraph_20_Font"><text:span text:style-name="T2">r</text:span></text:span> vena, quintam siorfi vertebrarn ascendens. At<text:line-break/>in firmis paulo supra aurem cordis. in dextris partibus<text:line-break/>sua est haec vena, . per: spinam quidem similiter delata,<text:line-break/>caete<text:span text:style-name="Default_20_Paragraph_20_Font"><text:span text:style-name="T2">r</text:span></text:span>um in omnes thoracis partes diffissa praeter. prima.<text:line-break/>duo, nonnunquam. .vero etiam tria costarum intervalla.<text:line-break/>Quum enim cor ipsum praeteriit vena cava, ad jugula.<text:line-break/>ascendit, primum quidem memoratam nunc venam pro-<text:line-break/>mens, exiguas vero alias deinceps, has quidem araneo--<text:line-break/>sas,. has autem capillaceas ad membranas mittens thora-.<text:line-break/>cem interscpi entes et in glandium, quem thymum nosti-<text:line-break/>nant. Quum vero jam prope sagulum perverrit, lu duas.<text:line-break/>diducitur partes. . Atque ita in latus oblique utraque<text:line-break/>pars inclinata a media regione paululum divertit. De,<text:line-break/>quibus, dum ad sibi ricinam utraeque claviculam alcen-.<text:line-break/>dunt, in medio ductu venarum ad anteriora thoracis<text:line-break/>procedentium radices sparguntur. Praeter has magnarum<text:line-break/>venarum in ramos se scindentium -coniugatio iutereosta-</text:p>
      <text:p text:style-name="P2">lia superioris thoracis alit spatia, et quae circa scapu-<text:line-break/>las si.mt locale tum nonnullos etiam ex interioribus colli<text:line-break/>musculis. Porro ab sus ipsis venis illae etiam <text:span text:style-name="Default_20_Paragraph_20_Font"><text:span text:style-name="T1">nascuntur,<text:line-break/></text:span></text:span>quae per fex colli vertebras in ipsarum foramina fe in-<text:line-break/>sinuantes ad caput usque efferuntur.. Quod autem de<text:line-break/>eis superest, quantum id eun que est, ad axillas porrigitur.<text:line-break/>De qua vena, quae utrinque scilicet. una est; ut de aliis<text:line-break/>etiam, in libris de dissectionum administrationibus ple-.<text:line-break/>urus et. exactius .dictum est. Enimvero compendii caula.<text:line-break/>iis., qui primum instituuntur, perutilis nunc etiam est-<text:line-break/>quid dicetur. Propago igitur utrinque una eaque parta<text:line-break/>musculis, qui a sterno ad humerum feruntur, distribuitur.<text:line-break/>Secunda in ipsa axlllarmn glandulosa ..membranosaque<text:line-break/>corpora spargitur, quae et ipsa perexigua esu Tertia au-<text:line-break/>tem insignis, deorsum iter habens, per easdem expandi-<text:line-break/>tur. partes; utraque autem per alum thoracis latus, deor-<text:line-break/>fum versus cum tenui nervo fub cute. porrecta, ad hypo-<text:line-break/>cliondria usque delabitur; Quarta .denique poft has vena</text:p>
      <text:p text:style-name="P2">ab ea, quae per axillam in manum fertur, exoritur; in<text:line-break/>musculos dispensata tum illos, qui cavam scapularum<text:line-break/>partem substernunt, tum eum, qui in ipfa axilla est<text:line-break/>maximus.</text:p>
      <text:h text:style-name="Heading_20_2" text:outline-level="2">Cap. HI.</text:h>
      <text:p text:style-name="P5"><text:s/>Hujus venae reliqua pars multiplici. fis-<text:line-break/>sura per manum excurrit tusam ad hune sane modum.<text:line-break/>Per brachium quidem deorsum fertur intimis magni mu-<text:line-break/>scuti partibus porrecta (assumit autem ab hac vena non.<text:line-break/>hic musculus solum, sed qui in brachio sunt sere omnes).<text:line-break/>Ex ejus autem propaginibus i una quaedam , et haec. per<text:line-break/>profundum procurrens , circa brachium in orbem qua--<text:line-break/>damtenus complicatur; posterioremqne ipsius regionem<text:line-break/>ita perreptat; mox in exteriorem partem eandemque<text:line-break/>anteriorem subit ad cutem,- atque illinc deorsum tendit,<text:line-break/>donec ad. brachii commissuram perveniat Postrema vero<text:line-break/>ejus pars aliquando exteriorem brachii condyluin paulo-<text:line-break/>luna excedit, nonnunquam multo ulterius progreditur, sub<text:line-break/>cute fecundum os cubiti deorsum tendens: At omne,</text:p>
      <text:p text:style-name="P2">quod de magna vena reliquum est, ad medium pervenit<text:line-break/>cubiti articulum una cum viciniori nervo, ramos expan-<text:line-break/>dens dd i<text:span text:style-name="Default_20_Paragraph_20_Font"><text:span text:style-name="T1">n</text:span></text:span>timas musculorum ejus loci partes, usque ad<text:line-break/>interius brachii caput, nihlloque minus per profundum<text:line-break/>ad posteriores anteriorerque. musculos; Sed enim prius,<text:line-break/>quam in cubiti articulum ingrediatur, in venas scinditur<text:line-break/>complures, e quibus. multae in superficie extant, omnium<text:line-break/>maxima profundius demergitur. At quae in superficie<text:line-break/>sunt, neque rnagnitudlue neque numero aequales sunt<text:line-break/>Perspicue enim, si laqueo brachium interceperis, etiam<text:line-break/>citra dissectionem in gracilioribus hominibus videre eas<text:line-break/>licet in aliis aliter positas esse; idque in primis conve-<text:line-break/>nit aspicere in iis, qui latiores venas habent, quanquam<text:line-break/>in simiis quoque, cum dissecantur, exquisita est similitudo<text:line-break/>cum iis , quae in hominibus conspiciuntur. At .altera<text:line-break/>magna ex parte una quidem vena a magna propagatur<text:line-break/>ad inferiora magis oblique declinans, quae deinde ex<text:line-break/>inferioribus cubiti partibus adusque carpum seu brachiale</text:p>
      <text:p text:style-name="P2">diffinditur, una vero hac .superior, quae eodem modoin<text:line-break/>ramos distribuitur ,c ac tertia deinceps circa medium ma-.<text:line-break/>xime cubitum p caeterum earum extrema prope brachiale<text:line-break/>commiscentur. Elatissimus autem simul et maximus ra-<text:line-break/>mus, qui ab ea vena, de qua modo institutus est sermo,<text:line-break/>propagatur, . lu medii cubiti articuli pervenit flexum.<text:line-break/>Quo etiam confluit alterius venae , . quae per brachii au—<text:line-break/>seriora sist, cute fior est, non exigua portio, quam litia-<text:line-break/>tas venas habentibus perspicue videmus primum quidem<text:line-break/>a clavicula per musculum epomidis oblique ferri , deinde<text:line-break/>ve<text:span text:style-name="Default_20_Paragraph_20_Font"><text:span text:style-name="T2">r</text:span></text:span>o recto tramite. deorsum tende<text:span text:style-name="Default_20_Paragraph_20_Font"><text:span text:style-name="T2">r</text:span></text:span>e. Hujus venae .quae-<text:line-break/>nam sit prima origo, posterius iudicabimus. Nunc autem<text:line-break/>hoc tantum de hac scire conveuit, in superficie <text:span text:style-name="Default_20_Paragraph_20_Font"><text:span text:style-name="T2">t</text:span></text:span>usi cute .<text:line-break/>sitam iis quas percurrit partibus venas omnino obscuras<text:line-break/>producere; ubi ..vero jam..prope cubiti articulum producta<text:line-break/>est, non parvam. sui partem oblique ad flexum brachii<text:line-break/>extendit, quae in idem coeat cum modo memorata majo-<text:line-break/>ris venae parte, quam quum solam hucusque persequamur</text:p>
      <text:p text:style-name="P2">commentando, propter societatem, quam cum alia init,<text:line-break/>ad aliam transire coacti fumus. Duae enim hae tutius -<text:line-break/>sunt manus venae, tum ea, quae per axillam in ipsam<text:line-break/>manum fertur, tum ea, quae apud . clavi calam , quain<text:line-break/>humerariam appellanti Sed enim de utraque nosse opor-<text:line-break/>tet, non parvam utriusque portionem semper ad flexum,.<text:line-break/>qua brachium cubito committitur, pertingere. Caeterum<text:line-break/>non semper idem harum venarum situs, sicut necaequa-<text:line-break/>lis crassitudo semper est. Hujus autem tres potissimum<text:line-break/>sunt differentiae, quarum primam, quia lu plurimis visi-<text:line-break/>tur; primum etiam . explicabimus, alias autem deinde<text:line-break/>prosequemur. Secundum naturam maxime est, et quam-<text:line-break/>plurimis ita fe res habet, ut utriusque venae pars lu in-<text:line-break/>terrorem articuli cubiti flexum tundens aequalis quodam-<text:line-break/>modo sit; quae partes posteaquam coierint, venam pro-<text:line-break/>ducunt, quae omnium in cubito in superficie extantium<text:line-break/>fertur amplissima. Ab hac praecipua magnitudine hume-.<text:line-break/>raris est, ea hinc profecta, qua cubitus cum brachio co-<text:line-break/>arctatur, perque radium porrecta, posteaque ad exterior</text:p>
      <text:p text:style-name="P2">rem partem secedens ad extremi cubiti tuberculum, quod<text:line-break/>b<text:span text:style-name="Default_20_Paragraph_20_Font"><text:span text:style-name="T1">r</text:span></text:span>achiali adhaeret, - pervenit, atque inde mox infimae<text:line-break/>eidemque extimae brachialis ipfius parti distribuitur. At<text:line-break/>illa, .quam ex confluxu coituque duarum venarum om-<text:line-break/>nium in superficie extantium maximam fieri diri, ab in-<text:line-break/>terioribus cubiti partibus incipiens, primum conscendit<text:line-break/>radium, delude lu externam evadit partem, ubi in ramos<text:line-break/>scilla duos, altero ad radii extremum, quod brachiali<text:line-break/>annectitur, procedit, alte<text:span text:style-name="Default_20_Paragraph_20_Font"><text:span text:style-name="T1">r</text:span></text:span>o ad summum pertingit cubi-<text:line-break/>tum, qua et ipse brachiali adhaeret. Atque insui venam<text:line-break/>contingit, quam ab humeraria propagari retulimus. Ad<text:line-break/>hunc igitur modum secundum naturam maxime sese ha-<text:line-break/>bent duae bae venae; quanquam in aliquibus non item,<text:line-break/>in quibus vel munerariae propago axillariae ramum au- .<text:line-break/>get, vel vice ve<text:span text:style-name="Default_20_Paragraph_20_Font"><text:span text:style-name="T1">r</text:span></text:span>sa hujus ramus hume<text:span text:style-name="Default_20_Paragraph_20_Font"><text:span text:style-name="T1">r</text:span></text:span>ariam. Qulu etiam, .<text:line-break/>quod ad situm pertinet, altera earum sub musculum se<text:line-break/>condente, reliqua sola in superficie eminet. Ita fit, ut,<text:line-break/>dum ad venam secandam accedimus , vel .tres- aequales</text:p>
      <text:p text:style-name="P2">videre liceat, vel duas tantum, vel inaequales omnes,<text:line-break/>nonnunquam etiam nobis occultetur aliqua una .ex .iis;<text:line-break/>aut etiam duae. Atqui et quae . has ordine consequuntur.<text:line-break/>humiliores tres , eas no<text:span text:style-name="Default_20_Paragraph_20_Font"><text:span text:style-name="T1">n</text:span></text:span> solum aequales inaequalesque<text:line-break/>videre licet , sed ne apparentes quidem prorsum earum<text:line-break/>aliquas ; . quod eo fit, vel quia praetenues ipsae sint om-<text:line-break/>nino, vel quia penitius ferantur, maxime quum obefius<text:line-break/>erassiusquo. quodammodo .fuerit. corpus. alam vero, quem-<text:line-break/>admodum , quae interiori cubiti parte sunt venae , fere<text:line-break/>circa brachiale ..in mussas exiles et inter fe .commixtas<text:line-break/>venas scinduntur, sic. etiam multoque his magis <text:span text:style-name="Default_20_Paragraph_20_Font"><text:span text:style-name="T1">q</text:span></text:span> quod<text:line-break/>liquido vel in dissectione vel etiam citra eam rideas,<text:line-break/>exterioris cubiti. partis .venae. Pluribus enim .loris et<text:line-break/>sibi inter se . obviam fiunt , . et cum venis coeunt ulterioris<text:line-break/>cubiti partis. ..Atque. ad hunc. modum saepius commixtae<text:line-break/>sub cutem <text:span text:style-name="Default_20_Paragraph_20_Font"><text:span text:style-name="T1">unive</text:span></text:span>r<text:span text:style-name="Default_20_Paragraph_20_Font"><text:span text:style-name="T1">sum</text:span></text:span> extenduntur, quae brachiali, post- -<text:line-break/>brachiali, .digitis denique obducitur. Ac venarum. in<text:line-break/>fumma cute exlantium hujusmodi est feries.</text:p>
      <text:h text:style-name="Heading_20_2" text:outline-level="2">C ap. IV. .</text:h>
      <text:p text:style-name="P5">Quae. autem. altius per universum cubitum</text:p>
      <text:p text:style-name="P2">.manumque extremam immerguntur, a duabus magnis<text:line-break/>(quarum sobolem esse diximus omnes per totam manum<text:line-break/>diffusos venarum rumosj oriuntur ad hunc sane modum.<text:line-break/>.Qua parte ah utraque vena magna propagari quasdam<text:line-break/>diximus, quae ad flexum brachii in. idem mutuo summa<text:line-break/>sub cute positae . tenderent, hac eadem parte alii duo<text:line-break/>rami ab utraque singuli in profundum procurrunt, inique<text:line-break/>similite<text:span text:style-name="Default_20_Paragraph_20_Font"><text:span text:style-name="T1">r</text:span></text:span> mutuo complexu coniunguntur. .. Ex quibus rui-<text:line-break/>sum aliae duae Venae fiunt amplitudine notabiles, quarum<text:line-break/>quae demissior .est, ad partes manus internas trajicitur<text:line-break/>elatior autem altera; per mediam profunditatem longius<text:line-break/>progressa ac fere ex interioribus partibus commune of-<text:line-break/>.sium vinculum .contingens , postea vero, quum jam atti-<text:line-break/>gerit parvum musculum oblique prope brachiale positum,<text:line-break/>.qui radium movendi auctor est, in exteriorem illius par-<text:line-break/>tem evadit, atque inibi per profundum porrecta .exte-<text:line-break/>rioris munus, quaecunque nacta fuerit, .ossa amplectitur.<text:line-break/>Ea porro, quam ad .interiorem manum pertendere dixi-</text:p>
      <text:p text:style-name="P2">mus, ad parvos usque digitos, aliquid etiam de medio<text:line-break/>digito apprehendens, pertingit. Reliquam vero medii<text:line-break/>partem ac duos deinceps maiores digitos una cum<text:line-break/>praepositis postbrachialis ac brachialis partibus alia am-<text:line-break/>plectitur vena. ab iis ortu, quae in superficie .extant. Ac<text:line-break/>venae quidem per manus ita digeruntur.</text:p>
      <text:h text:style-name="Heading_20_2" text:outline-level="2">Cap. U </text:h>
      <text:p text:style-name="P5">Quae autem ad anteriorem thoracis regio-<text:line-break/>nem feruntirr, ad hunc constant modum. E medio dua-<text:line-break/>rum venarum, lu quas cavam findi dudum memoravimus,<text:line-break/>vena, quae ad dextramster ni tendit, a parte, quae ibi est,<text:line-break/>oritur, a sinistro autem cavae membro altera. Hae igitur<text:line-break/>per totum feruntur thoracem sterno subditae usque ad<text:line-break/>radicem cartilaginis xiphoidis appellatae, et ad singula<text:line-break/>obiter costarum intervalla ramulum ex su mittunt, qu<text:span text:style-name="Default_20_Paragraph_20_Font"><text:span text:style-name="T1">o<text:line-break/></text:span></text:span>coniunguntur extremis ejus venae, quae spatia ipsa inter-<text:line-break/>costalia perrept<text:span text:style-name="Default_20_Paragraph_20_Font"><text:span text:style-name="T1">e</text:span></text:span>t. Harum venarum pars quaedam extra<text:line-break/>thoracem emergit ad superstratus illic musculos. ipsae<text:line-break/>autem, quae ad mucronatam cartilaginem pertinent alunt</text:p>
      <text:p text:style-name="P6">in mammas assurgentes, tum in reliquum pectus dispen-<text:line-break/>stttae deorium procurrunt, rectis subnixae musculis, in.<text:line-break/>quos. patrem et<text:span text:style-name="T6">i</text:span><text:span text:style-name="Default_20_Paragraph_20_Font"><text:span text:style-name="T7">amnum</text:span></text:span> quandam mittunt. Sub his ipfis<text:line-break/>non paucae herum venarum po<text:span text:style-name="Default_20_Paragraph_20_Font"><text:span text:style-name="T2">r</text:span></text:span>tiones coeunt cum vena- .<text:line-break/>rem aliarum extremis, quae de imo furium attolluntur;<text:line-break/>de quibus postea licetu<text:span text:style-name="Default_20_Paragraph_20_Font"><text:span text:style-name="T2">r</text:span></text:span> in venarum offis , quod statum<text:line-break/>vocant, enarratione. At ve<text:span text:style-name="Default_20_Paragraph_20_Font"><text:span text:style-name="T2">r</text:span></text:span>o aliae quoque sub cute ad<text:line-break/>hypochondria eminentes venae initium habent, ex c<text:span text:style-name="Default_20_Paragraph_20_Font"><text:span text:style-name="T2">o</text:span></text:span>ur-<text:line-break/>mixtioue factae <text:span text:style-name="Default_20_Paragraph_20_Font"><text:span text:style-name="T2">r</text:span></text:span>amulo<text:span text:style-name="Default_20_Paragraph_20_Font"><text:span text:style-name="T2">r</text:span></text:span>um tum ab iis venis, quas juxta<text:line-break/>mucronatam cartilaginem extra tho<text:span text:style-name="Default_20_Paragraph_20_Font"><text:span text:style-name="T2">r</text:span></text:span>acem existere et r<text:line-break/>emergere diximus , tum etiam ex iis , quae vicina inter- ..<text:line-break/>collatia alunt. Cum quibus aliae ru<text:span text:style-name="Default_20_Paragraph_20_Font"><text:span text:style-name="T2">r</text:span></text:span>sum committuntur,<text:line-break/>quae de inguinibus ad superiora tendunt; de quibus suo</text:p>
      <text:p text:style-name="P5">loco disseretur. . Hoc. modo venae distribuuntur, quaecun-<text:line-break/>qne a cava bipartito suissa p<text:span text:style-name="Default_20_Paragraph_20_Font"><text:span text:style-name="T2">r</text:span></text:span>opagantur, priusquam ad<text:line-break/>claviculas pertingant, maxime circa eum locum, ubi ma--:<text:line-break/>gnum situm est glandium, anatomicis thymus appellatum.<text:line-break/>libi aliae etiamnum venae parvae et. araneosae quaedam.</text:p>
      <text:p text:style-name="P3">ac caplliaceae tum in nilum glandiunr , tum intersepien-<text:line-break/>tes in membranas inferuntur, quae et ipsae cavae santi<text:line-break/>ioboles. Aliquae autem his nrajores etiam , verum et ip- -<text:line-break/>fae parvae adeunt peri carnium- et cum arteria, quae a<text:line-break/>corde sursum effertur, se porrigunt.<text:tab/>.</text:p>
      <text:h text:style-name="Heading_20_2" text:outline-level="2">. Capr .VI. </text:h>
      <text:p text:style-name="P5">Qua porro claviculae adjacent cavae ve-<text:line-break/>nae segmentis , subjectae sunt . radices venae maximae,<text:line-break/>utrinque.. una quae .quidem ecnfellim assurgens bipartite<text:line-break/>scinditur; duas ederrs magnas venas; quarum altera per<text:line-break/>anteriorem. ayerfamque colli partem ad interiora .magis<text:line-break/>recedens effertur, altera in partem anteriorem inferio-<text:line-break/>remque progressa, mox furium sublata, clavi calam extrin-<text:line-break/>ferus amplectitur , ad modo memoratam. venam conten-<text:line-break/>dens. Et ipsis fe<text:span text:style-name="Default_20_Paragraph_20_Font"><text:span text:style-name="T1">t</text:span></text:span>e commiscentibus, gignitur in superii-<text:line-break/>cie: eminens jugularis utrinque una. At enim non eodem<text:line-break/>femper modo miscentur, sed aliquando. haud longe ultra<text:line-break/>claviculam progressae, nonnunquam tum demum , quum<text:line-break/>tertiam totius colli longitudinis partem emensae fuerint.<text:line-break/>Videbis autemaliquando eas ad mediam regionem aut pro-</text:p>
      <text:p text:style-name="P2">pe pertingentes; aliquando in sinam veham omnino non<text:line-break/>coeuntes, sursum rectiores efferri videas, modico inter<text:line-break/>ipsas spatio interiecto, et parte quidem interiore non<text:line-break/>procul ab aspera arteria- alte<text:span text:style-name="Default_20_Paragraph_20_Font"><text:span text:style-name="T2">r</text:span></text:span>am, exieriore vero: reti-.<text:line-break/>quam,. eam nimi<text:span text:style-name="Default_20_Paragraph_20_Font"><text:span text:style-name="T2">r</text:span></text:span>um., r quam circa claviculam contorqueri.<text:line-break/>diximus. Caeterum .communis venae interventu, quae<text:line-break/>transversum ad utramque: obtinet situm, semper sibi jun-<text:line-break/>gmrtur et ita sursum tendunt. Jam ea vena, quam circa.<text:line-break/>claviculam torqueri diri, p<text:span text:style-name="Default_20_Paragraph_20_Font"><text:span text:style-name="T2">r</text:span></text:span>opagines mittit aliquas ara-:<text:line-break/>neosas non in .omnibus corporibus aspectabiles- (id enim<text:line-break/>omnium hujus . generis venarum commune estj ,- nonnullas^<text:line-break/>capillaceas, easque aspectabiles, si modo confestim disse-<text:line-break/>cetur animans, ut compressu digitorum, expresso in ipsas<text:line-break/>fauguine, ita manifestas efficiamus. Duo autem lue hu-<text:line-break/>jusmodi venarum . sunt .coniugia,. transversum alterum<text:line-break/>coeuntium ipsarum ac fele invicem contingentium in<text:line-break/>cavo.juguli, alterum autem minime coeuntium ; declinant<text:line-break/>eum quasi in extimam colli partem obliquae. Porro ex<text:line-break/>araneolis quaecunque in. .extimam regionem convertuntur;</text:p>
      <text:p text:style-name="P2">earum extrema invicem coniunguntur. Hae igitur, sicut<text:line-break/>jam nixi, non in omnibus sunt aspectabiles. De. iis au-<text:line-break/>tem, quae maniseste semper videri possunt, tres sunt ve-<text:line-break/>nae incipientes ab ea, quae circa claviculam contorque-<text:line-break/>tur; una quidem fatis no labilis, quae saepius aequali visi-<text:line-break/>tur crassitie cum vena ad colluat subeunte; hanc autem<text:line-break/>lurmerariam ideo appellant, quod obliquior a clavicula<text:line-break/>scnsun recedens fe porrigat ad humerum. .<text:span text:style-name="Default_20_Paragraph_20_Font"><text:span text:style-name="T1">t</text:span></text:span> Reliquae duae<text:line-break/>radices utrinque humeraria minores habent. Earum igitur<text:line-break/>altera elatiorem nacta radicem usque ad summum hmr.e-<text:line-break/>rum conscendit ac lu proxima quaeque corpora disper-<text:line-break/>gitm. Humilior altera per profunda magis surreptans<text:line-break/>secundum magnum musculum a sterno. enatum usque ad<text:line-break/>caput brachii pervenit. Cujus venae extrema aperte<text:line-break/>nonnunquam videntur committi cum venae ulterius ex-<text:line-break/>tremis , quae ab axillaria nascens ad humerum extollitur<text:line-break/>atque illic multifariam distribuitur. Quin aliae quoque<text:line-break/>modicis intervallis sparsae, quarum non idem perpetuo</text:p>
      <text:p text:style-name="P2">situs, neque vero .magnitudo plane eadem in omnibus<text:line-break/>simiis visitur, a venis oriuntur, quae ad manus pertinent.<text:line-break/>Quae autem ex iis notatu dignae sunt, dudum memora-<text:line-break/>vimus, quum de axillariae dissectione commentaremur.<text:line-break/>Ea enim et unica multo humeraria majo<text:span text:style-name="Default_20_Paragraph_20_Font"><text:span text:style-name="T1">r</text:span></text:span> est, et numero-<text:line-break/>fanr in brachio sobolem habet prodeuntium exfe ramorum,<text:line-break/>quum ab humeraria perpaucae eaeque vel capillaceae<text:line-break/>vel etiam araneosae .oriantur sub summa cute dispersae.</text:p>
      <text:h text:style-name="Heading_20_2" text:outline-level="2">Cap. Vll. </text:h>
      <text:p text:style-name="P5">Reliqua igitur jugularium venarum, tum<text:line-break/>quae in superficie sunt, tum quae altius . delitescunt , dis-<text:line-break/>tributio explicanda esu Jugularias aulam altius conditas<text:line-break/>nonnulli eas vocant; quae protinus scissa cava producun-<text:line-break/>tar. Alii non totas illas, sed id demum, quod ex iis<text:line-break/>supra claviculas collo intextum esu Nec desunt, qui ne<text:line-break/>hoc quidem .omnino sciant, illas in ramos spargi lusca<text:line-break/>claviculas. Nos vero semper observavimus, cavam venam,<text:line-break/>priusquam. ad claviculas pertingat, diduci, et de <text:span text:style-name="Default_20_Paragraph_20_Font"><text:span text:style-name="T1">r</text:span></text:span>amo<text:line-break/>ipsius utroque venas produci, quae ad sternam primasque.</text:p>
      <text:p text:style-name="P2">costarum intercapedines, fax colli vertebras scapulasque<text:line-break/>ferantur-, tum quaecunque post has ad totas munus deri-<text:line-break/>vantur, quas per axillas eo iter habere diximus. Quum<text:line-break/>autem sub claviculas prodierint magnae venae, quas ex<text:line-break/>divisione cavae in duo veluti membra oriri dictum est,<text:line-break/>venae radicem edunt notabilem, a qua, ut memoratum est,<text:line-break/>tum hnmerariam nasci co<text:span text:style-name="Default_20_Paragraph_20_Font"><text:span text:style-name="T2">n</text:span></text:span>tingit, tum alias -quoque quas-<text:line-break/>dant, de quibus est paulo ante pertractatum Quantum<text:line-break/>autem est reliquum de magnis venis, in quas cavam di-<text:line-break/>duci diximus, recta per collum; gulam habens ante fe<text:line-break/>positam , sursum effertur. De quibus-, quo pacto disicis<text:line-break/>sinantur, orationis feries postulat,. ut nunc agatur una<text:line-break/>cum in superficie extantibus jhgulariis venis, quas in dis<text:line-break/>vertis corporibus varie co<text:span text:style-name="Default_20_Paragraph_20_Font"><text:span text:style-name="T2">n</text:span></text:span>currere eodem et coniungi in-<text:line-break/>ter fe diximus. Enimvero, quemadmodum hujus rei, ut<text:line-break/>in unum coeant, permultae funt differe<text:span text:style-name="Default_20_Paragraph_20_Font"><text:span text:style-name="T2">n</text:span></text:span>tiae, sic aliis to-<text:line-break/>tidein differentiis ipsae in ramos scinduntur. Progressa<text:line-break/>enim superficiaria ipsa jugularis vena protinus aliquando<text:line-break/>finditur, et pars ipsius utraque vel aequalis apparet; vel</text:p>
      <text:p text:style-name="P2">inaequalis; nonumrquam ulterius multo procedit,. ali-<text:line-break/>quando ita longe si ut prope maxillam scindatur. . Haec<text:line-break/>autem conspicue in hominibus quotidie videntur vel .-in<text:line-break/>curationibus , .quae manu obeuntur ,. vel si etiam intensius<text:line-break/>clamaverint .spiritumve. intra continuerint, compresse<text:line-break/>thorace ; quod athletae in spiritus comprehensionibus (ita<text:line-break/>enim vocant] faciunt. Quin et putrida vitia ita aliquan-<text:line-break/>do ciccum j accute cute omnia, quae suberant, detexerunt,<text:line-break/>ut nudae conspicerentur venae. . ldque per omnes con-<text:line-break/>sinentur corporis partes videre tum maxime licuit, cum<text:line-break/>foeda quaedam lues carbunculo<text:span text:style-name="Default_20_Paragraph_20_Font"><text:span text:style-name="T1">s</text:span></text:span>um. . lu Asiam vulgariter<text:line-break/>ingruisset,- quae facile, quicunque vidissent, persuasit,<text:line-break/>exactam simiis. cum hominibus esse fimilitudinem. t Igitur<text:line-break/>medicum <text:span text:style-name="Default_20_Paragraph_20_Font"><text:span text:style-name="T1">n</text:span></text:span>ecesse est, quicunque curationem circa collum<text:line-break/>manu facturus fit, varietatem nosse venarum, quae .collo<text:line-break/>funt commissae., inspicereque , fecundum quam praecipue<text:line-break/>ideam ille, qui manu curatur, .formatus sit, tum vero</text:p>
      <text:p text:style-name="P2">omnes quatuor venatum propagines ad unguem explora-<text:line-break/>tus et cognitas habere. Cum autem quatuor dico, in-<text:line-break/>telligi volo primunr eas; quae rusca sunt-, priusquam<text:line-break/>eodem coeuntes extimam producant iugulariam; delude<text:line-break/>eas, quae, postquam scissae in ramos fue<text:span text:style-name="Default_20_Paragraph_20_Font"><text:span text:style-name="T1">r</text:span></text:span>int, sursum ver-<text:line-break/>sus contendunt. Nec vero necessarium arbitror, nec. aliis<text:line-break/>medicis; neque iis, qui p<text:span text:style-name="Default_20_Paragraph_20_Font"><text:span text:style-name="T1">r</text:span></text:span>imulo introducuntur, nec mul-<text:line-break/>tu etiam magis vobis, optime Antisthenes, philosophis<text:line-break/>exactissimam habere hujusmodi theorematum cognitionem.<text:line-break/>Quocirca initio statim libri testatus sum, me compendium<text:line-break/>fcribere dissectionis valorum. In libris etenim, quibus<text:line-break/>rationem perscripsimus administrandarum dissectionum,<text:line-break/>quomodo in quemque musculum vena et arteria insere-<text:line-break/>retur, planum factum esu Nunc autem nec est, ut dixi,<text:line-break/>necessarium, et multum haberet obscuritatis oratio, si<text:line-break/>misti musculorum facienda esset expositio. Ideoque in<text:line-break/>dissectionum libris valorum tractatui musculorum dissis-<text:line-break/>etio nem praemisimus. Quapropter, quod ad praesentem<text:line-break/>commentatione pertinet, tantum dixisse satis erit, quod<text:line-break/>venae ab extantibus in superficie jugulariis propagatae</text:p>
      <text:p text:style-name="P2">plurimae et tenues sunt, et in musculos subter cutem<text:line-break/>positus dividuntur. .E quibus musculis etiam duo ii sunt,<text:line-break/>qui buccas movent, tenues illi quidem satis,- caeterurn<text:line-break/>fuhter tolam colli cutem porrecti. Postea .autem , quam<text:line-break/>iterum ru ramos discesserint ad superiora subeuntes.,. ha-<text:line-break/>rum venarum notabiles rami fiunt, per quos tum in. lo-,<text:line-break/>tam sacrem sparguntur, tum in circumiectam. auribus re-<text:line-break/>gionem fe expandunt, et .in caput denique attolluntur.<text:line-break/>Cum enim bipartito <text:span text:style-name="Default_20_Paragraph_20_Font"><text:span text:style-name="T2">t</text:span></text:span>e sciderit utraque, altera quidem<text:line-break/>pars lu totam inferiorem maxillam magnis vasis et. aliis<text:line-break/>patris. lu superiorem effunditur, altera vero circum au:..<text:line-break/>res caputque excurrit. Permiscentur autem harum om-<text:line-break/>nium venarum extrema non modo cum adiacentibus, ve—<text:line-break/>rutu etiam nihilo luis minus cum e regione positis, Eodem<text:line-break/>enim consuunt venarum ad sinisteriorem partem . existen-<text:line-break/>tium fines cum iis, qui ad dextram situm habent. Nam .<text:line-break/>quum quatuor in summo extantes jugulariae prodierint, <text:span text:style-name="Default_20_Paragraph_20_Font"><text:span text:style-name="T2">r<text:line-break/></text:span></text:span>ipsarum exterior ad caput sursum fertur, (memineris au-.</text:p>
      <text:p text:style-name="P2">tem ejus, quod de ea dixi, nimirum circa clavicnlam<text:line-break/>contorqueri,) alia interius ad inferiorem maxillam,<text:line-break/>commixta identidem ramulis quibusdam interioris jugu-<text:line-break/>lariae, a quibus multae mittuntur propagines in laryn-<text:line-break/>gem gulamque, eas denique musculorum partes, quae per<text:line-break/>profundum in colio porriguntur; sicut, quae ab imo<text:line-break/>ad cutem recedunt partes musculorum, jugulariis aluntur<text:line-break/>iis, quae <text:span text:style-name="Default_20_Paragraph_20_Font"><text:span text:style-name="T1">s</text:span></text:span>ubter cutem magis eminent. Quin et lingua<text:line-break/>magnas accipit ab intimis jugulariis venas, posteaquam<text:line-break/>eae per ramos cum extimis fe conj unxerint. Quaecun-<text:line-break/>que porro linguae circumjecta sunt corpora, et e musco-<text:line-break/>lis quicunque non penitus conditi. latent, a jugulaI lis<text:line-break/>aluntur extimis. Reliquum autem omne ex internis jtt-<text:line-break/>gul ariis ad cerebrum assurgens in calvam excidit per<text:line-break/>extremum suturae lambdoidis. Sed prius, quam excidat,<text:line-break/>ramulum in mediam primae secundaeque vertebrae regio-<text:line-break/>nem inserit, ac deinceps alium capillaceum inter primam<text:line-break/>vertebram caputque ipsum. Coit autem cum venis, quae</text:p>
      <text:p text:style-name="P2">de summa parte deorsum seruntur per cerebrum , ac<text:line-break/>nonnullis item, quae extrinsecus, quaeque a lateribus<text:line-break/>veniunt. Omnium enim conjunguntur extrema venarum<text:line-break/>circa caput ipsiusque cum prima vertebra commissuram.<text:line-break/>At enim venarum, quae calvae intexuntur, aliquae intro<text:line-break/>procedunt tenues, maxime qua maxiHa articulatur. Quem-<text:line-break/>admodum autem postea, quam in calvam omnes evaserint,<text:line-break/>in ramos sparguntur et societatem inter se ineunt, ac<text:line-break/>rursum quomodo aliquae ipsarum partes Cum nervis qui-<text:line-break/>busdam foras excedunt, in dissectionum libris suum de<text:line-break/>cerebri dissectione facienda disseruimus) pertractatum est.<text:line-break/>Similiter quum de pulmonibus, corde aliIsque visceribus<text:line-break/>dissecanda orationem iustituissemus , ut quaeque in quod-<text:line-break/>que ipsorum ab omnibus tum venis tum arteriis propago<text:line-break/>mitteretur, plenius atque exactius est dictum. Nunc<text:line-break/>autem (quod jam monuimus) compendium de va<text:span text:style-name="Default_20_Paragraph_20_Font"><text:span text:style-name="T1">s</text:span></text:span>orum<text:line-break/>dissectione scribimus.</text:p>
      <text:h text:style-name="Heading_20_2" text:outline-level="2">Cap. VIII. </text:h>
      <text:p text:style-name="P5">Absoluta venarum, quae sunt supra se-<text:line-break/>p tum transversum, expositione, jam ad reliquas oratio con-</text:p>
      <text:p text:style-name="P2">vertatur, quae omnibus insra feptnm transversum parti-<text:line-break/>hns corporis nutrimentum suppeditant a cava lu lumbis<text:line-break/>locata genitae. Haec enim vena, simulatque e jecore<text:line-break/>primum fe exprompsit, priusquam in lumbos cousidat,<text:line-break/>elatior adhuc existens, parte quidem dextra in dextri<text:line-break/>renis tunicam ac circumjecta co<text:span text:style-name="Default_20_Paragraph_20_Font"><text:span text:style-name="T1">r</text:span></text:span>pora modo - araneosos,<text:line-break/>modo capillace<text:span text:style-name="Default_20_Paragraph_20_Font"><text:span text:style-name="T1">a</text:span></text:span>s et crassiulculos ramulos spargit; <text:span text:style-name="Default_20_Paragraph_20_Font"><text:span text:style-name="T4">sinist</text:span></text:span>ra<text:line-break/>autem notabilem venam , quae et ipsa . lu ramos suissa<text:line-break/>corporibus inibi existentibus distribuitur. At .saepenumero<text:line-break/>a vena ipfa ad renem proficiscente propagines mittuntur,<text:line-break/>quae in renis tunica intexuntur ac vicinis lu ambitum<text:line-break/>locis, et quaedam araneosae sunt, nonnullae parvae, ac<text:line-break/>capillaceae quaedam. Parvas autem proprie appello,<text:line-break/>quae conspiciuntur, quamvis aliquam et exiguam crassi-<text:line-break/>tiem obtineant; id quod non inest araneolis, nec capil-<text:line-break/>laenis. Verum illae quidem assimiles sunt tenuissimis<text:line-break/>Lineis, quae vix videntur, quas antiquorum nounulli<text:line-break/>lineamenta vocavere, quest quis crassiulculas lineolas ni-</text:p>
      <text:p text:style-name="P2">ceret; quae habent quidem latitudinem omnino aliquam,<text:line-break/>test quoad sensum latitudinis expertes dicuntur, quum in<text:line-break/>ipsis non fit maniscsta illa discretio eorum, quae latitu-<text:line-break/>di<text:span text:style-name="Default_20_Paragraph_20_Font"><text:span text:style-name="T1">n</text:span></text:span>em partium definiunt. Hae igitur venae ad hunc ha-<text:line-break/>bent modum. Quae autem in renes inseruntur, omnium<text:line-break/>funt amplissimae, quaecunque a cava propagantur. Dein-<text:line-break/>ceps post has ad testes deferuntur venae, quae partim<text:line-break/>commune quiddam in omnibus nactae sunt simiis, partim<text:line-break/>in singulis proprium. Et commune istud quidem est, ut<text:line-break/>ab ea, quae ad finistrum perfertur renem, ramus mittatur,<text:line-break/>qur ad sinistrum testem tundit; proprium vero , ut duo:<text:line-break/>interdum principia sint ejus venae , quae lu testem tendit,<text:line-break/>alterum a .vena, quae -in sinistrum testem pervenit; alte-<text:line-break/>tum cum vena cava scinditur; interdum vero unum fo-<text:line-break/>lum ah ea vena, quae in femur tendit. At quae in dex-<text:line-break/>tra parte vena est, ad dextrum contendens testem, ea<text:line-break/>producitur a cava; effi haec quoque mihi scmeL obfer-<text:line-break/>vata est initia duo habere, e sicui ea; quae ad sinistram<text:line-break/>est; saepe. Hae igitur venae ad testes deferuntur, sive</text:p>
      <text:p text:style-name="P2">mas, sive femina animans suerit; habet enim etiam se-<text:line-break/>mina ad uteri latera testes multo minores et densiores,<text:line-break/>quam in maribus visuntur. Secundum eas venas ex<text:line-break/>singulis vertebris ad ilia venae mittuntur, quarum postrema<text:line-break/>ad musculos, qui abdomini praetenti sunt, attoHuntnr ; mu-<text:line-break/>fculi enim, quibus abdomen constratum est, ab iis aluntur<text:line-break/>venis, aliisque, tum quae inter notharum costarum spatia<text:line-break/>intercostalia versantur, tum quae per sternunt ad ruam-<text:line-break/>mas superne deseruntur , iis denique , quarum de inferio-<text:line-break/>vibus locis sursum versus tendentium extrema cum pro-<text:line-break/>xime memoratis pectoris mammarumque venis conjun-<text:line-break/>gnntur, de quibus antea recepi me rursus dicturum.<text:line-break/>Qui porro supra hos musculi extra thoracem jacent , ali-<text:line-break/>mentum accipiunt a vasis circa claviculas parvis, de qui-<text:line-break/>bus ante est dictum, tum etiam ab iis, quae per pectoris<text:line-break/>os ad mammas tendunt, siquidem eorum propagines<text:line-break/>quaedam ad musculos sterno vicinos erumpunt, atque<text:line-break/>etiam ab iis, quae in spatiis sunt intercostalibus ; etenim<text:line-break/>et harum pars quaedam extra thoracem emergit. Quin</text:p>
      <text:p text:style-name="P2">.etiam, quod dorsali medullae, quae lu lumbis est, venae..<text:line-break/>a- cava luibi incumbente per singula foramina singulae<text:line-break/>inserantur, superius dictum est: ita ut nulla vena, quae<text:line-break/>a cava in lumbis sita ortum habeat, supersit commemo-<text:line-break/>fanda.. Sed enim , quomodo bipartito ea scindatur , jam<text:line-break/>addendum. In. ultimis igitur lumborum vertebris non<text:line-break/>amplius videre est arteriam venae subtectam,- sed contra<text:line-break/>omnino use aes habet; elatior enim arteria supra venam<text:line-break/>provehitur,. venanntem per ipsas vertebras. Hac igitur<text:line-break/>parte) ef sese contingit- utrumque vas , - et in duo membra<text:line-break/>divaricatur, efficiturque omnis illorum figura A elemento<text:line-break/>persimilis. - Utraque porro cohaerentium valorum pars<text:line-break/>ad sibi subjectum crus descendit obliquior. Atque in hoc<text:line-break/>ductu videre primum licet ramum venae utriusque re-<text:line-break/>trorsum ad carnes in lumborum longitudinem porrectas<text:line-break/>distribui , atque alias quasi. capillaceas obscure quando—<text:line-break/>que. ad- eam peritonaei partem, quae ad lumbos est, ferii.<text:line-break/>Siquidem peritonaeum , ut cuique corporis parti p<text:span text:style-name="Default_20_Paragraph_20_Font"><text:span text:style-name="T1">r</text:span></text:span>aeten-</text:p>
      <text:p text:style-name="P2">ditur ; a proximis quibusque vasis tam frequentibus<text:line-break/>alitur venis, quarum plurimas easque longiores a venis<text:line-break/>accipit, quae ad testiculos deferuntur. Post has vero<text:line-break/>deinceps a venis in crura tendentibus propagines in po-<text:line-break/>steriores anterioresque partes feruntur, primum quidem<text:line-break/>in ejus ossis, quod latum vocatur, musculos; quarum<text:line-break/>haud exigua portio cum subsequente exorti; ad senis mu-<text:line-break/>sicuius tendens permiscetur. Utriusque autem venarum<text:line-break/>coniugationis extrema ad exteriores lati ossis partes se<text:line-break/>promunt, inque musculos eam regionem conilam entes<text:line-break/>dispensantur. Deinde ad uteri partes inferiores venae<text:line-break/>progrediuntur paulo supra, quam est colli primus exor-<text:line-break/>tus, quae lu cervicem ipsam disseminantur, et ad uterum<text:line-break/>coeuntes quadam sui parte testiculos amplexantur; altera<text:line-break/>usque ad uteri fundum pertinent. At ex iis, quae ad<text:line-break/>inferiora uteri feruntur, venae propagantur vesicam fuh-<text:line-break/>euntes. Deinceps aliud venarum, quae ex gemino ple-<text:line-break/>rumque initio oriuntur, coniugium est, quae procedens</text:p>
      <text:p text:style-name="P2">tes mutuo fe contingunt, venasque utrinque unam gi-<text:line-break/>gnunt, quae per pubis ossis foramen ad exteriora cum<text:line-break/>ejus loci nervo porrigitur; et ita ad luferiores ossis pubis<text:line-break/>musculos vas hoc, ut nervus , distribuitur. Est alia post<text:line-break/>hanc venarum coniugatio; de quibus antea dicere inter-<text:line-break/>miscram, quae per rectus musculos ascendunt, deinde<text:line-break/>extremis junguntrtr venarum, quas per thoracem ferri ad<text:line-break/>hypochondria prius dixi. Ab eadem radice venulae<text:line-break/>utrinque singulae in uterum perferuntur, per quas .venas<text:line-break/>mammis cum utero maxime est communicatio. Venae<text:line-break/>igitur hae lu interioribus rectorum musculorum. partibus<text:line-break/>silae sunt, ac illae quidem, quae ad hypochondria fe-<text:line-break/>runtur, his sunt connexae. Insuper aliud extra muscu-<text:line-break/>los est coniugium earum, quae ad pudenda pertinent,<text:line-break/>sive mas sit animal, sive femina, descendunt autem ad<text:line-break/>, commissuram duorum pubis ossium utrinque. Post has<text:line-break/>amem statim alia est vena, quae utrinque a vena in crura</text:p>
      <text:p text:style-name="P2">tendente exoriens in interiores femoris musculos fertur.<text:line-break/>Sequitur alia post has venarum. subter cutem lu superii-<text:line-break/>cie extantium coniugatio ,. quas in macilentis. hominibus<text:line-break/>conspicue videmus de inguinibus primum orientes per<text:line-break/>ilium regionem nscendere. . Quin etiam obscurae aliae,<text:line-break/>quae .superne deorfum feruntur , finibus has . contingunt;<text:line-break/>hae autem ab iis,: quae ad mammas sunt, maxime deris<text:line-break/>varrtur. Sest enim a venarum coniugatione, de qua<text:line-break/>modo erat fiermo, diri non parvam partem ab inferiori-<text:line-break/>bus -furium tendere ac ad. natis. musculos secedere.<text:line-break/>Hinc reliqua magna vena in crus ipsum dividitur,. pri-<text:line-break/>mam juxta inguina emittens propaginem, quae cum parva<text:line-break/>arteria in anteriores musculos spargitur, secundam utrm-<text:line-break/>que unum, quae ex .internis partibus ad genu usque sule<text:line-break/>ter. cutem dissipatur ,ae alias nun paucas ad profundiores<text:line-break/>femorum partes. Caeterum paulo altius; . quam -femur<text:line-break/>cum tibia articulo jungitur,. lu tres partes dividitur;. qua-<text:line-break/>rum. media (quae maxima estj .per .ipsimi deorsum ad</text:p>
      <text:p text:style-name="P2">poplitem fertur, atque inde per profundum posterioris<text:line-break/>tibiae partis (quam suram dicunt) procedens non modi-<text:line-break/>cam .in musculos ejus ramorum sobolem spargit. Altera<text:line-break/>autem parte,. quae in- superficie eminet, per exteriorem<text:line-break/>partem perouae porrecta ad pedis pertingit articulum.<text:line-break/>Tertia vero, quae est interior, ad anteriorem tibiae par-<text:line-break/>teur (ocream] procedit, ac inde ad malleolum pervenit, ad<text:line-break/>ipsum tibiae extremum; haec ad sanguinem mittendum<text:line-break/>commodissima. Enimvero a .maxima, quae per prosuu-<text:line-break/>dum musculis distribuitur, duo cum arteria extrema<text:line-break/>fiunt; quorum alterum, majus.id quidem, a tibia fertur<text:line-break/>ad interiora, alterum vero per mediam peronae et tibiae<text:line-break/>regionem ad interiora pedis perducitur, ac propagi<text:span text:style-name="Default_20_Paragraph_20_Font"><text:span text:style-name="T2">n</text:span></text:span><text:span text:style-name="Default_20_Paragraph_20_Font"><text:span text:style-name="T5">i<text:line-break/></text:span></text:span>alterius venae immiscetur, quam ab exterioribus tibiae<text:line-break/>partibus per fibulam nixi descendere. lta fit, ut sint<text:line-break/>venae quatuor, quae ad pedes descendunt, una quidem<text:line-break/>omnium extima per gibbosum fibulae extremum , altera<text:line-break/>per portes ipsius interiores, et tertia, ut dixi, per ante-</text:p>
      <text:p text:style-name="P2">riorem tibiae .extremi regio<text:span text:style-name="Default_20_Paragraph_20_Font"><text:span text:style-name="T1">n</text:span></text:span>em, quarta denique, quae ex<text:line-break/>interioribus partibus exuberantes ossium tibiae processus<text:line-break/>complexa est. Harum igitur duae prius expositae fibulae<text:line-break/>sunt, reliquae duae tibiae. Hinc vero quarta infima<text:line-break/>quaeque pestis, commixtis ipsi .primae particulis, complexa-<text:line-break/>turi, duae autem intermediae per superiores pedis partes<text:line-break/>disseminantur. Atqui prima etiam superioris pedis par-<text:line-break/>siculam habet, ac partes minimo digito maxime vicinas<text:line-break/>complectitur. Caeterum et aliis multis modis , quemad-<text:line-break/>modum in extremis manibus, sic in pestibus etiam vafo-<text:line-break/>rum particulae commiscentur. Hoc igitur tibi dissertionis<text:line-break/>venatum compendium esto. Deinceps de arteriis di-<text:line-break/><text:span text:style-name="Default_20_Paragraph_20_Font"><text:span text:style-name="T5">c</text:span></text:span><text:span text:style-name="Default_20_Paragraph_20_Font"><text:span text:style-name="T1">o</text:span></text:span>ndunt.</text:p>
      <text:h text:style-name="Heading_20_2" text:outline-level="2">Cap. IX. </text:h>
      <text:p text:style-name="P5">Harum origo est cordis sinister ventilati-<text:line-break/>Ius. Hinc autem in pulmones derivatus una tenuis<text:line-break/>sunplicique tunica constans, tanquam venae; altera vero<text:line-break/>.duas habens tunicas, multo hac crassior, quae veluti trun-<text:line-break/>cus est omnium arteriarum. Possis etiam, si Iubet, quae</text:p>
      <text:p text:style-name="P2">in pulmonem derivatur; cum <text:span text:style-name="Default_20_Paragraph_20_Font"><text:span text:style-name="T1">A</text:span></text:span>ena conferre, de qua<text:line-break/>somnium primum disseruimus ; ean<text:span text:style-name="Default_20_Paragraph_20_Font"><text:span text:style-name="T1">t</text:span></text:span> dico , quam a portis<text:line-break/>jecinoris ad ventris partes numerosa ramorum serie. de-<text:line-break/>frendere fuisque extremis, ceu radicibus quibusdam, cibum<text:line-break/>assumere diximus. Haec enim similiter propter usum<text:line-break/>commoditatemque spiritus attrahendi in - pulmones deti-<text:line-break/>vatur. Ac sane ob id cordis ipsius corpus circumfusas<text:line-break/>in ambitum duas habet arterias, alteram quidem inajo-<text:line-break/>rem, quae maximam ipsius partem amplectitur, alteram<text:line-break/>ea maxime regione distributam , ubi tertium ventriculum<text:line-break/>esse existimavit Aristoteles. Atqui lue in latiore cordis<text:line-break/>parte jacet; particula existens dexterioris ventriculi, non<text:line-break/>letiam alius quispiam tertius ventriculus. oritur autem<text:line-break/>ex ipso. corde vena,. quae in pulmonem scinditur, cujus<text:line-break/>tunica: eadem est cum arteriae tunica. .Has igitur arterias;<text:line-break/>simul atque maxima de corde fe promserit, ab ea produci<text:line-break/>videas ipsamque mox in . sectiones haudquaquam pares<text:line-break/>diduci; et fane minorem quidem. ipsius partem. rursum</text:p>
      <text:p text:style-name="P2">ferri,. ip suntque. consestim in. sectiones rursum- inaequales<text:line-break/>sinui ; ac deinde ipsarum majorem ad jngulum .tendentem<text:line-break/>obliquam de sinistra ad dextram thoracis partem porrigi,<text:line-break/>alteramque oppositum habere suum. Attollitur etiam ipfa<text:line-break/>obliquior ad sinistram scapulam et axillam, propagines<text:line-break/>mittens ad sternunt prinrasque thoracis cosses, et ad<text:line-break/>sex colli vertebras, atque etiam est claviculae vicina loca<text:line-break/>summo humero tenus. At quum has omnes ediderit,<text:line-break/>reliquum ejus in scapulam. marrumque dividitur. At<text:line-break/>vero. .arteriae pars major, quae ad jugulmn tenuit, ubi<text:line-break/>prope glandium pervenerit, primum quidem ad sinistram<text:line-break/>jugularem ramum emittit; post illum alterum ad dexte-<text:line-break/>riorem. Deinde quicquid ipsius restat, eodem distribui-<text:line-break/>tur modo, atque illa, quum ad sinistrum scapulam axll-<text:line-break/>lamque procedere diximus. Nam et ad sturnum quaedam<text:line-break/>non aliter ac vena porrigitur, tum alios producens ra-<text:line-break/>mos, tum eum, qui mammam subit; .et quae ad primas</text:p>
      <text:p text:style-name="P2">thoracis costas dividitur extraque thoracem emergit ad<text:line-break/>fpinales musculos <text:span text:style-name="Default_20_Paragraph_20_Font"><text:span text:style-name="T1">n</text:span></text:span>on alio quam vena modo; quaeque<text:line-break/>per foramina fex primarum colli vertebrarum deducta<text:line-break/>una cum vena ad spinalis medullae membranas descen-<text:line-break/>dit .dividiturque; tum quae ad summum humerum, lea-<text:line-break/>pulam axillam que dextram, hae, inquam, omnes aliae<text:line-break/>simul cum adjacentibus venis dividuntur, quemadmodum<text:line-break/>et quae arteriae carotides appellantur; ex iis enim singulae<text:line-break/>cum singulis jugulariis internis ascendunt arteriae. Caete-<text:line-break/>rum quae in superficie extant jugulariae, sive duae sint, sive<text:line-break/>quatuor-, eae sine arteriis conspiciuntur. At omne quod<text:line-break/>ex carotidibus est reliquum sursum recta procedens pe-<text:line-break/>netrat in calvam, inibique textum illud ad retis inraso.<text:line-break/>nem complicatum efformat, delude in duas rursum<text:line-break/>coiens arterias subit ad cerebrum.- Caeterum quo eae<text:line-break/>pacto distribuuntur, quamque cum sensuum instrumentis<text:line-break/>societatem ac communionem habeant, in dissectionibus<text:line-break/>anatomicis monstratur. Altera vero pars arteriae; quae</text:p>
      <text:p text:style-name="P2">a corde te promit, quae maior est, ad spinam destecti-<text:line-break/>tur, quintam thoracis vertebram ascendens , et inde per<text:line-break/>totam jam spinam usque ad latum os descendit, primum<text:line-break/>propaginem quandam tenuem emittens, quae in eas di<text:span text:style-name="Default_20_Paragraph_20_Font"><text:span text:style-name="T1">r-<text:line-break/></text:span></text:span>visitur thoracis partes, quibus pulmones adjacent. Ex-<text:line-break/>trema autem ipsius ad asperant arteriam usque ascendunt;<text:line-break/>deinde per singulas vertebras rami tum in spatia inter-<text:line-break/>collatia . tum ad spinalem medullam exoriuntur. At<text:line-break/>enim superiores thoracis partes, quae quatuor primis co-<text:line-break/>stis muniuntur, non ad eundem semper modum distribu-<text:line-break/>tas habent arterias. Aliquando enim ab hac plus , ali-<text:line-break/>qtt<text:span text:style-name="Default_20_Paragraph_20_Font"><text:span text:style-name="T1">a</text:span></text:span>ndo autem ab iis , quae Iurium seruntur , ut superius<text:line-break/>dixi, aliquando vero ab utrilque aequalis portio in ipsas<text:line-break/>disseminatur, Caeterum magna arteria deorsum proce-<text:line-break/>dens, simulatque thoracem egressa est, primum duas lu<text:line-break/>septum transversum mittit arterias, deinde in Ventrem,<text:line-break/>lienem ac jecur injugem unam , post hanc vero<text:line-break/>alteram injugem , utrasque ab anterioribus magnae arte-<text:line-break/>riae partibus ducentes originem; interdum ex una</text:p>
      <text:p text:style-name="P2">radice bituriam diducta ventriculo quidem et lieni<text:line-break/>et hepati altera pars; altera vero intestinis distri-.<text:line-break/>buitur per duo mesenteria, tum id, quod ad dextram<text:line-break/>situm habens primarum est coli palmum, tum id, quod<text:line-break/>est tenuium intestinorum medium ; nam tertium mesen-<text:line-break/>terium, quod prope sedem pertingit in sinistra situm,<text:line-break/>nullam inde assumit arteriam, sed de imis partibus in<text:line-break/>ipsum quaedam exigua inseritur, quae prope renes a<text:line-break/>magna arteria iujugis et ipsa nascitur. Atqui inter hanc<text:line-break/>et modo memoratas duae magnitudine praecipuae ad re..<text:line-break/>nes tendunt. Tum aha quoque praeter ipsas arteria su-<text:line-break/>perne atque a sinistra per venam porrigitur, quae ex<text:line-break/>inferioribus partibus Iurium versus tendit. Enimvero<text:line-break/>ex duabus inconjugatis arteriis, de quibus modo verba<text:line-break/>Iecimus, aliquoties vidimus altiorem quidem in ventri-<text:line-break/>culum lienemque , humiliorem vero in iecur mesente-<text:line-break/>rlaque distribui. Quin aliae quoque a magna propagatae<text:line-break/>arteriae per singulas vertebras in spinalem medullam<text:line-break/>una cum venis descendunt. Ac cum iis etiam venis,</text:p>
      <text:p text:style-name="P2">quas ad ilia serrt meminimus, arteriae pariter quaedam<text:line-break/>contendunt, ab ea magna ortae, quae per lumbos ex-<text:line-break/>tenditur. Denique cuin venis, quas ad testes diximus<text:line-break/>ferri , arteriae etiam ad eundem modum procurrunt.<text:line-break/>Iam arteriae magnae pars extrema, quum ad latera lum-<text:line-break/>horum pervenerit, supra positam venam transcendit, ita<text:line-break/>ut super vertebras firmetur vena , super hanc autem ve-<text:line-break/>h<text:span text:style-name="Default_20_Paragraph_20_Font"><text:span text:style-name="T1">a</text:span></text:span>tur arteria. Quod posteaquam Iactum suerit, haud<text:line-break/>aliter quam vena, scissa bipartito arteria partem usiam-<text:line-break/>que in sibi subjectum crus mittit. Quae dum ita serun-<text:line-break/>tur, primum ad ipsarum utramque singuli conspiciuntur<text:line-break/>propagati ramuli , qui soetibus per umbilicum insertus-<text:line-break/>tnr. Quum enim perficitur animans , quod in medio est,<text:line-break/>universum id membraneum et aridum et inutile reddi-<text:line-break/>tur; quod autem ad insertionem spectat, nequaquam.<text:line-break/>perit. Atque indidem, ut in conceptis, sic etiam in<text:line-break/>jam perlectis animantibus arteriae aliquot propagatae<text:line-break/>cum venis ad os latum existentibus pariter excurrunt,</text:p>
      <text:p text:style-name="P2">quas antea diximus in regionis ejus musculos dispergi.<text:line-break/>Ipsa autem cruris utriusque arteria ad intimas distributa<text:line-break/>partes cum magna vena sertur. Ac sane quaecunque ab<text:line-break/>ea venae producuntur profundius conditae , cum arte-.<text:line-break/>riis seruntur pariter atque iit ramos dissipantur. Cete-<text:line-break/>rum iis venis, quae per crurum superficiem extant, ne<text:line-break/>unam quidem animadvertas adiacentem arteriam. Sic<text:line-break/>nec in manibus, nec abdomine, nec dorso, nec collo.<text:line-break/>Sed enim arterias in solo capite juxta cutem inveneris,<text:line-break/>tum eas, quae post aures, tum eas, quae ad utraque<text:line-break/>tempora extant. Quae autem in extremis manibus sunt,<text:line-break/>profundarum arteriarum sunt sines, sed quia partes illae<text:line-break/>carne privatae sunt, tangentibus subiiciuntur: quemad-<text:line-break/>modttm etiam istae, quae per lassos pedum excurrunt.<text:line-break/>Nam vel in iis hominibus, qui crassiore obesioreque sunt<text:line-break/>corpore, eae paululum sentiuntur, quum aliarum nulla<text:line-break/>mauiIeste percipi possit; etenim in macilentis etiam<text:line-break/>aliarum plurium arteriarum particulae sensum mini-<text:line-break/>me Ingere queunt. Haec igitur omuta, quae adhuc</text:p>
      <text:p text:style-name="P2">de venis artertisque dicta sunt, su perlectis visuntur<text:line-break/>animantibus.</text:p>
      <text:h text:style-name="Heading_20_2" text:outline-level="2">Cap. x. </text:h>
      <text:p text:style-name="P5">At in conceptis seetibus praeter jam me-<text:line-break/>moratas in ipIo chorio venae arseriaeque intexuntur ab<text:line-break/>extremis venarum osculis prodeuntes, quae ad uterum per-<text:line-break/>Pluent, Coeuntibus autem inter sete illis , ac quae exi<text:line-break/>eo cosin Iactae sunt rursum concurrentibus , ex ipsis fieri<text:line-break/>contingit coniugium illud utrorumque vasorum, quod in<text:line-break/>umbilicum inseritur. At enim arteriae quidem vesicam<text:line-break/>complexae ad arterias illas tendunt, quae a magna per<text:line-break/>spinam porrecta ac bipartito Icisse ad sibi subjectum<text:line-break/>utraque crus mittuntur, sicut paulo ante ostensum est.<text:line-break/>Venae autem, simul atque ex umbilico se prompserint,<text:line-break/>coeuntes magnam persiciunt, quae ad concavum jecinoris<text:line-break/>tendit, haud procul ab ea vena, quae ad portas est.<text:line-break/>Haec igitur vena sine arteria est, ac post illam tota ca-<text:line-break/>va. Quicquid enim ejus venae gibbas jecinoris perreptat<text:line-break/>partes, quodque indidem ad spinam similiter, et quic-<text:line-break/>quid usque ad iugula fertur, omne id nullam habet ad-.</text:p>
      <text:p text:style-name="P2">j unctam arteriam. Nec vero alia ulla ex iis venis, quae<text:line-break/>per gibba jecinoris expanduntur, adiacentem arteriam<text:line-break/>nacta est, ut nec quae septo transverso intuta, quas st<text:line-break/>cava septum transeunte oriri ac propagati diximus. Iam<text:line-break/>vero et quae thoracem alet vena, quam in simiis pau-<text:line-break/>lo supra cor ortum habere ostensum est, hanc quoque<text:line-break/>videre licet per spinam sine arteria descendere. Nihilo<text:line-break/>hac minus notabili alia magnitudine, quam humerariam<text:line-break/>diximus appellari, sine arteria est, unaque omnes quot-<text:line-break/>quot ab ea propagantur rami , praeterquam unicus tan-<text:line-break/>tum, quem in articulo, quo brachium cum cubito coar-<text:line-break/>clatur, ortum habere et ad interiora profundius rece-<text:line-break/>dere occtdtarique memoratum est, quemadmodum eti<text:span text:style-name="Default_20_Paragraph_20_Font"><text:span text:style-name="T1">a</text:span></text:span>m<text:line-break/>vena illa interior, quae per axillam fertur; hae siquidem<text:line-break/>duae solae per profundiora cubiti cum arteriis se porrle<text:line-break/>gunt. Aliae porro venae, quae per cubiti superficiem<text:line-break/>expanduntur, omnes arteriis carent. Tres enim aut qua-<text:line-break/>tuor ab ea, quae per axillam iter habet, produci antea<text:line-break/>diximus; aliaque etiamnum his amplior, quae ex am-<text:line-break/>babus conflatur. Hae, luquam, omnes in unaque tu<text:span text:style-name="Default_20_Paragraph_20_Font"><text:span text:style-name="T1">a-</text:span></text:span></text:p>
      <text:p text:style-name="P2">unum venae arteriam copulatam non habent. Ad eun-<text:line-break/>dem se habet modum vena ea, quae circum brachii os<text:line-break/>per aversam eius partem contorquetur, et deinde sub<text:line-break/>cutem emergens circa externum brachii condylum ad<text:line-break/>cubitum pertingit; haec etenim omnisque ejus soboles<text:line-break/>sine arteriis excurrit. Similiter et e iugular<text:span text:style-name="Default_20_Paragraph_20_Font"><text:span text:style-name="T1">a</text:span></text:span>s quae in<text:line-break/>superficie extant, cum omnibus indidem enatis ramis.<text:line-break/>Iam quaecunque collo insunt venae, quaecunque ad sea-<text:line-break/>pulas extenduntur, et quaecunque secundum suas radi-<text:line-break/>ces diximus ad vicina claviculis loca spargi omnino<text:line-break/>tenues, hae, inquam, omnes absque arteriis sunt. Quin<text:line-break/>de multis, quae per Iacient eaputque expanduntur, ve-<text:line-break/>nis perpaucae omnino arteriis adiacent, sicut paulo ante<text:line-break/>diximus, quum de arteriis <text:span text:style-name="Default_20_Paragraph_20_Font"><text:span text:style-name="T1">T</text:span></text:span> quae et per tempora et<text:line-break/>post aures subter cutem extant, ageremus. Denique, ut<text:line-break/>summatim dicamus , superficiariis omnibus, aut quae per<text:line-break/>dorsum, latera, totum thoracem inlerioremque ven-<text:line-break/>trem sub summa cute expanduntur , nullam invenias</text:p>
      <text:p text:style-name="P1">subditam arteriam. Utique earum etiam p quae ex hyp^-<text:line-break/>chondrIo deorsum feruntur, quas copulari ac confluere<text:line-break/>cum venis ex i imis ventris partibus sursum versus sefe<text:line-break/>attollentibus dictum est, nulia, quae modo in supersicie<text:line-break/>fit, appositam habet arteriam, sicut quae altius conditae<text:line-break/>per internas musculorum dictorum partes porriguntur;<text:line-break/>illae etenim habent, Quae autem nec supersiciariae am-<text:line-break/>plius <text:span text:style-name="Default_20_Paragraph_20_Font"><text:span text:style-name="T1">s</text:span></text:span>unt, et ex iis quae profundius absconduntur, iliae<text:line-break/>quidem, quae ex alto deorsum tendunt, adiacentem nactae<text:line-break/>funt arteriam ; quae ex imo subeuntes <text:span text:style-name="Default_20_Paragraph_20_Font"><text:span text:style-name="T1">s</text:span></text:span>uperne venienti-<text:line-break/>t bus venis coniunguntur , sine arteriis sunt, quemadmu-<text:line-break/>dum et quae ex intestinis ad glandulas ascendunt. Sic et<text:line-break/><text:span text:style-name="Default_20_Paragraph_20_Font"><text:span text:style-name="T5">ex </text:span></text:span>iis, quae ad sacrum os sunt, illae, quae in musculos<text:line-break/>sparguntur, solae adiacentem habent arteriam, aliatum<text:line-break/>autem nulla. Tum vero, quas ad genitale ferri diceba-<text:line-break/>mus in exterioribus musculis nascentes, illae sine arteriis<text:line-break/>funt; quemadmodum etiam, quae per femur fe esfuu-<text:line-break/>dunt venae subter tibiae cutem ; siquidem , cum magna<text:line-break/>vena paulo ante, quam ad poplitem pertingat, trinarii-</text:p>
      <text:p text:style-name="P2">to illic scindatur, quae ex ea divisione ad interiora sub-<text:line-break/>it, una cum omnibus, quos obiter emittit , ramis arte-<text:line-break/>astant adjunctam nacta est; quae autem ad cutem rece-<text:line-break/>dunt, earum ne una quidem adjaceutem habet. arteriam.<text:line-break/>Hae igitur sine arteriis sunt venae. Arteriae autem<text:line-break/>sine venis iliae sunt, quae in animalibus etianrdum<text:line-break/>in utero agentibus vesicam amplexantur; quas ah musci-<text:line-break/>dico ad arteriam spinae appositam perseITi diximus , crr-<text:line-break/>ca illas maxime partes, ubi ea bipartito scissa ramos ad<text:line-break/>sibi subjectum utrumque crus traducit. Quin ea quoque<text:line-break/>propago, quae in c<text:span text:style-name="Default_20_Paragraph_20_Font"><text:span text:style-name="T1">o</text:span></text:span>nceptibus, quum a magna arteria fe<text:line-break/>prompserit, in venam arteriosam inseritur; ea, inquam,<text:line-break/>non substantia modo corporis, sed usu esiam ac functio-<text:line-break/>ne arteria est <text:span text:style-name="Default_20_Paragraph_20_Font"><text:span text:style-name="T1">i</text:span></text:span> quae et ipsa absque vena porrigitur. Ar-<text:line-break/>tersae porro reliquae sine venis non tantum in conceptis,<text:line-break/>verum etiam in jam perfectis animantibus Vi<text:span text:style-name="Default_20_Paragraph_20_Font"><text:span text:style-name="T1">s</text:span></text:span>untur. Pri-<text:line-break/>mum magnae illae, quae ex corde prodeunt, una qui-<text:line-break/>dem, quae ad quintam thoracis vertebram defcen-</text:p>
      <text:p text:style-name="P2">dit, altera vero, quae ad jugula sursum fertur, et tertia<text:line-break/>post has ea , quam ad scapulam et axillam sinisteriorem<text:line-break/>tendere ostensum est. Harum enim unaquaeque aliquamdiu<text:line-break/>fola citra venae copulam excurrit;^ et ea quidem, quae<text:line-break/>ad quintam vertebram descendit, usque dum a verte-<text:line-break/>hra fubnIxa fuerit; quae autem ad jugula tendit, donec<text:line-break/>ad locum pervenerit, ubi thymus est positus; quae ve-<text:line-break/>ro ad sinisteriorem axiliam , donec prope primam costam<text:line-break/>processerit. .Jam arteria sine vena esit, quae ex carotido<text:line-break/>exurgens, ex utraque parte una, plexum retisormeu<text:line-break/>facit; foramen enim peculiare est, ab eo multum recedens<text:line-break/>foramine , per quod extremum jugulariae ad cerebrum<text:line-break/>futore dictum est. Enimvero ipsum quoque reti similo<text:line-break/>textum <text:span text:style-name="Default_20_Paragraph_20_Font"><text:span text:style-name="T1">universum</text:span></text:span> sine vena est. Tum quae ad pel-<text:line-break/>vim ascendunt, in ipso progressu nullam habent adiacen-<text:line-break/>tem venam prius, quam scindi incipiant. Tum vero<text:line-break/>quae ad septum transversum pertinent, earum nulla cum<text:line-break/>vena j ungitur prius, quam in extrema inciderint Vena-</text:p>
      <text:p text:style-name="P2">rum, quas a cava propagari ostensum prius est, quem-<text:line-break/>admodum nec primae iliae propagines, quae ad jecur<text:line-break/>et ventrem <text:span text:style-name="Default_20_Paragraph_20_Font"><text:span text:style-name="T2">e</text:span></text:span> et lienem et intestina mittuntur ; nam<text:line-break/>ne iliis quidem adjacet vena, prius quam scindi ind-<text:line-break/>pia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parent-style-name="Heading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11:14:00Z</meta:creation-date>
    <dc:date>2023-01-05T12:18:01.982000000</dc:date>
    <meta:editing-cycles>3</meta:editing-cycles>
    <meta:editing-duration>PT2M52S</meta:editing-duration>
    <meta:document-statistic meta:table-count="0" meta:image-count="0" meta:object-count="0" meta:page-count="52" meta:paragraph-count="74" meta:word-count="7595" meta:character-count="50640" meta:non-whitespace-character-count="43111"/>
    <meta:template xlink:type="simple" xlink:actuate="onRequest" xlink:title="" xlink:href="Normal.dotm"/>
  </office:meta>
</office:document-meta>
</file>